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bugg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1. Why debug</text:p>
            <text:p>2. Avoiding Problems</text:p>
            <text:p>3. Recognizing Errors</text:p>
            <text:p>4. Using GDB</text:p>
            <text:p>6. Debugging thought process</text:p>
            <text:p>6. Using a GUI/IDE (CLion etc.)</text:p>
            <text:p>7. Quick note on Valgrin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y Debu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cause your program won’t “compile”</text:p>
              </text:list-item>
              <text:list-item>
                <text:p>Because your program “crashes”</text:p>
              </text:list-item>
              <text:list-item>
                <text:p>Because your program “doesn’t work”</text:p>
              </text:list-item>
              <text:list-item>
                <text:p>Because your program “works”</text:p>
                <text:list>
                  <text:list-item>
                    <text:p>Seri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voiding Probl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nk → plan → paper → type → test → fix → integrate</text:p>
              </text:list-item>
              <text:list-item>
                <text:p>Don’t write your code in one big file</text:p>
              </text:list-item>
              <text:list-item>
                <text:p>Keep versions of working code (git hub is great)</text:p>
              </text:list-item>
              <text:list-item>
                <text:p>Break your program/problem/solution/code into pieces (e.g. functions)</text:p>
                <text:list>
                  <text:list-item>
                    <text:p>Don’t Repeat Yourself (DRY)</text:p>
                    <text:list>
                      <text:list-item>
                        <text:p>Copy-pasting code is easier to screw up than you think</text:p>
                      </text:list-item>
                    </text:list>
                  </text:list-item>
                </text:list>
              </text:list-item>
              <text:list-item>
                <text:p>Take your time. <text:s/>It’s easy to cut corners, take shortcuts, or write a ton of code all at once to “save time”</text:p>
                <text:list>
                  <text:list-item>
                    <text:p>But then when problems come they are hard to find and take longer to solve</text:p>
                  </text:list-item>
                  <text:list-item>
                    <text:p>Spend a bit more time up front to do things carefully and test everything along the way</text:p>
                    <text:list>
                      <text:list-item>
                        <text:p>Prevents problems</text:p>
                      </text:list-item>
                      <text:list-item>
                        <text:p>Problems show up in controlled environment</text:p>
                      </text:list-item>
                      <text:list-item>
                        <text:p>Solve problems before they become a bigger problem (when integrated into your whole program)</text:p>
                      </text:list-item>
                      <text:list-item>
                        <text:p>Slow and steady wins the race</text:p>
                      </text:list-item>
                    </text:list>
                  </text:list-item>
                </text:list>
              </text:list-item>
              <text:list-item>
                <text:p>“Unit testing”:</text:p>
                <text:list>
                  <text:list-item>
                    <text:p>Write a piece of code, e.g. a function, and then write a small program to test it.</text:p>
                    <text:list>
                      <text:list-item>
                        <text:p>Tedious to compile a new program for every function right?</text:p>
                        <text:list>
                          <text:list-item>
                            <text:p>I’ll give some makefiles that make the process easier.</text:p>
                          </text:list-item>
                        </text:list>
                      </text:list-item>
                    </text:list>
                  </text:list-item>
                  <text:list-item>
                    <text:p>Also let’s you isolate an issue while debu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“Compile”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uild system errors</text:p>
                <text:list>
                  <text:list-item>
                    <text:p>When your build system is setup incorrectly you can’t even try to compile</text:p>
                  </text:list-item>
                </text:list>
              </text:list-item>
              <text:list-item>
                <text:p>Compiler errors</text:p>
                <text:list>
                  <text:list-item>
                    <text:p>When there are problems in your code</text:p>
                  </text:list-item>
                </text:list>
              </text:list-item>
              <text:list-item>
                <text:p>Linker errors</text:p>
                <text:list>
                  <text:list-item>
                    <text:p>When your code is (possibly) fine but it can’t be put together with the rest of your code into a whole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uild System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ypically for C/C++ we use <text:span text:style-name="T1">make</text:span><text:span text:style-name="T2"> which runs </text:span><text:span text:style-name="T1">recipes</text:span><text:span text:style-name="T2"> defined in a </text:span><text:span text:style-name="T1">makefile</text:span></text:p>
              </text:list-item>
              <text:list-item>
                <text:p><text:span text:style-name="T2">It’s old and finicky and annoying and powerful and great and terrible too</text:span></text:p>
              </text:list-item>
              <text:list-item>
                <text:p><text:span text:style-name="T2">CMake, Automake, and some other build systems are tools make using </text:span><text:span text:style-name="T1">make</text:span><text:span text:style-name="T2"> easier</text:span></text:p>
                <text:list>
                  <text:list-item>
                    <text:p><text:span text:style-name="T2">CLion uses Cmake to generate a Make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uild System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<text:span text:style-name="T1">make</text:span><text:span text:style-name="T2"> has errors, you’ll see something like:</text:span></text:p>
                <text:list>
                  <text:list-item>
                    <text:p><text:span text:style-name="T2">make: *** [something] Error 1</text:span></text:p>
                  </text:list-item>
                  <text:list-item>
                    <text:p><text:span text:style-name="T2">make: *** No rule to make ‘something’. Stop</text:span></text:p>
                  </text:list-item>
                </text:list>
              </text:list-item>
              <text:list-item>
                <text:p><text:span text:style-name="T2">But often times when compiling or linking fails, </text:span><text:span text:style-name="T1">make</text:span><text:span text:style-name="T2"> will report that.</text:span></text:p>
              </text:list-item>
              <text:list-item>
                <text:p><text:span text:style-name="T2">Try to recognize when the error is with </text:span><text:span text:style-name="T1">make</text:span><text:span text:style-name="T2"> or with your code. <text:s/>For example, your </text:span><text:span text:style-name="T1">recipe</text:span><text:span text:style-name="T2"> might not be including all the source (object) files it needs for the </text:span><text:span text:style-name="T1">target</text:span></text:p>
              </text:list-item>
              <text:list-item>
                <text:p><text:span text:style-name="T2">If might complain about “separators”:</text:span></text:p>
                <text:list>
                  <text:list-item>
                    <text:p><text:span text:style-name="T2">In the good old days tabs were tabs and spaces were spaces</text:span></text:p>
                  </text:list-item>
                  <text:list-item>
                    <text:p><text:span text:style-name="T2">Nowadays people like replacing tabs with spaces</text:span></text:p>
                    <text:list>
                      <text:list-item>
                        <text:p><text:span text:style-name="T2">Your editor might do this: “\space\space\space\space” when you press “tab”</text:span></text:p>
                      </text:list-item>
                    </text:list>
                  </text:list-item>
                  <text:list-item>
                    <text:p><text:span text:style-name="T1">Make</text:span><text:span text:style-name="T2"> wants tabs to be a tab (\t charac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piler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you “compile” a “program” two things happen:</text:p>
                <text:list>
                  <text:list-item>
                    <text:p>Source code gets turned into <text:span text:style-name="T1">object</text:span><text:span text:style-name="T2"> files</text:span></text:p>
                    <text:list>
                      <text:list-item>
                        <text:p><text:span text:style-name="T2">main.cpp → main.o</text:span></text:p>
                      </text:list-item>
                    </text:list>
                  </text:list-item>
                  <text:list-item>
                    <text:p><text:span text:style-name="T2">Object files (and libraries) get </text:span><text:span text:style-name="T1">linked</text:span><text:span text:style-name="T2"> into a new file</text:span></text:p>
                    <text:list>
                      <text:list-item>
                        <text:p><text:span text:style-name="T2">main.o + “C++ Standard Library” → a.out</text:span></text:p>
                        <text:list>
                          <text:list-item>
                            <text:p><text:span text:style-name="T2">Things like std::cout aren’t built into the language, they are part of a library. That’s why you #include &lt;iostream&gt;. <text:s/>This can cause issues, where you think “oh I’m using this standard thing why is it complaining?” when forgetting the #includ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Depending on how you set things up the object (.o) part might be hidden from view (gcc / g++ can do it in one step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piler Erro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get really long and complicated <text:span text:style-name="T1">looking</text:span></text:p>
                <text:list>
                  <text:list-item>
                    <text:p>Errors cascade. <text:s/>Especially true for “parse” errors.</text:p>
                  </text:list-item>
                  <text:list-item>
                    <text:p>A small mistake, like forgetting or having an extra ; } ) , &gt; or ] makes what comes later look broken, even if it’s fine</text:p>
                    <text:list>
                      <text:list-item>
                        <text:p>The compiler is trying to match your code with grammar rules. <text:s/>If you mistype something, it might keep going past where it should when applying a rule, and so subsequent rules are getting applied strangely, leading to more errors, and so 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iler Erro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your terminal window has filled up with hundreds of errors, words and filenames you don’t recognize</text:p>
                <text:list>
                  <text:list-item>
                    <text:p>Don’t despair, just scroll up.</text:p>
                  </text:list-item>
                  <text:list-item>
                    <text:p>Typically the main cause of your error is at the top of the list</text:p>
                  </text:list-item>
                  <text:list-item>
                    <text:p>Typically it will tell you exactly where the problems started: the file, line number, sometimes even a little arrow pointing at the issue, sometimes even a suggestion on how to fix it</text:p>
                  </text:list-item>
                  <text:list-item>
                    <text:p>You might have to read a few lines</text:p>
                    <text:list>
                      <text:list-item>
                        <text:p>The error may say that it’s coming from a function, in a file, from another file, etc.</text:p>
                        <text:list>
                          <text:list-item>
                            <text:p>It’s trying to help you <text:span text:style-name="T1">trace</text:span><text:span text:style-name="T2"> a path to the problem</text:span></text:p>
                          </text:list-item>
                        </text:list>
                      </text:list-item>
                      <text:list-item>
                        <text:p><text:span text:style-name="T2">Just stop reading when you see complicated code and filenames, function names you don’t recognize.</text:span></text:p>
                        <text:list>
                          <text:list-item>
                            <text:p><text:span text:style-name="T2">For example, using C++ templates wrong can lead to some really excessively long error messages telling you all about how what you did didn’t work with the “behind the scenes”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Many languages are similar, but you might be looking at the bottom of the errors and reading u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nker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ok for the words “ld” or “collect”: that’s the linker</text:p>
              </text:list-item>
              <text:list-item>
                <text:p>Most common linker error is “undefined reference to &lt;something&gt;”</text:p>
                <text:list>
                  <text:list-item>
                    <text:p>There’s a big difference between <text:span text:style-name="T1">declaring</text:span><text:span text:style-name="T2"> and </text:span><text:span text:style-name="T1">defining</text:span><text:span text:style-name="T2"> something.</text:span></text:p>
                  </text:list-item>
                  <text:list-item>
                    <text:p><text:span text:style-name="T2">void function_name(int a, int b); // declaration</text:span></text:p>
                  </text:list-item>
                  <text:list-item>
                    <text:p><text:span text:style-name="T2">void function_name(int a, int b) { ‘’ definition</text:span></text:p>
                    <text:list>
                      <text:list-header>
                        <text:p><text:span text:style-name="T2">return a + b;</text:span></text:p>
                        <text:p><text:span text:style-name="T2">}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The compiler is ok with you calling any function that’s been </text:span><text:span text:style-name="T1">declared</text:span></text:p>
              </text:list-item>
              <text:list-item>
                <text:p><text:span text:style-name="T2">The </text:span><text:span text:style-name="T1">linker</text:span><text:span text:style-name="T2"> gets upset when the function hasn’t been </text:span><text:span text:style-name="T1">defined</text:span></text:p>
              </text:list-item>
              <text:list-item>
                <text:p><text:span text:style-name="T2">These issues can also affect variables, but rarely (usually a variable declaration is also a definition:</text:span></text:p>
                <text:list>
                  <text:list-item>
                    <text:p><text:span text:style-name="T2">Not true for </text:span><text:span text:style-name="T3">extern</text:span><text:span text:style-name="T1"> “global variables”</text:span></text:p>
                    <text:list>
                      <text:list-header>
                        <text:p><text:span text:style-name="T2">extern std::string dog_name; // variable declaration in HEADER file</text:span></text:p>
                        <text:p><text:span text:style-name="T2">std::string dog_name = “Ford”; // variable definition in SOURCE file … technically it’s also a declaration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Sometimes the compiler and linker are both ok with you having an undeclared function, but it will give you a warning “implicit declaration”. <text:s/>You don’t want to implicitly declare functions. <text:s/>Treat this warning as an err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arnings vs. Err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eat warnings as errors. <text:s/>Look them up, assume you made a mistake and wrote code that doesn’t do what you want it to.</text:p>
              </text:list-item>
              <text:list-item>
                <text:p>Some warnings are unavoidable, especially when working with really old code in the C standard library</text:p>
                <text:list>
                  <text:list-item>
                    <text:p>e.g. a lot of stuff returns integral types equivalent to what you want but not what you want</text:p>
                  </text:list-item>
                  <text:list-item>
                    <text:p>Or you may have a “narrowing”, e.g. :</text:p>
                    <text:list>
                      <text:list-header>
                        <text:p>long int banana_man();</text:p>
                        <text:p>int monkey = banana_man();</text:p>
                      </text:list-header>
                    </text:list>
                  </text:list-item>
                </text:list>
              </text:list-item>
              <text:list-item>
                <text:p>A common warning, especially when dealing with pointers, is “something <text:span text:style-name="T4">makes</text:span> something <text:span text:style-name="T4">from</text:span> something <text:span text:style-name="T4">without a cast</text:span><text:span text:style-name="T5">”</text:span></text:p>
              </text:list-item>
              <text:list-item>
                <text:p><text:span text:style-name="T5">If you see those words stop and investigate thoroughly</text:span></text:p>
                <text:list>
                  <text:list-header>
                    <text:p><text:span text:style-name="T5">for example:</text:span></text:p>
                    <text:list>
                      <text:list-header>
                        <text:p><text:span text:style-name="T5">int bad_idea() { return INT_MAX; }</text:span></text:p>
                        <text:p><text:span text:style-name="T5">int *x;</text:span></text:p>
                        <text:p><text:span text:style-name="T5">x = bad_idea(); // this would cause a “makes pointer from integer </text:span><text:span text:style-name="T4">without a cast</text:span><text:span text:style-name="T5">” error</text:span></text:p>
                      </text:list-header>
                      <text:list-item>
                        <text:p><text:span text:style-name="T5">You can “fix” it like this:</text:span></text:p>
                        <text:p><text:span text:style-name="T5">x =(int *) bad_idea(); // the (int *) is a cast. <text:s/>Casts convert one data type to another.</text:span></text:p>
                      </text:list-item>
                    </text:list>
                  </text:list-header>
                  <text:list-item>
                    <text:p><text:span text:style-name="T5">Don’t use casts.</text:span></text:p>
                  </text:list-item>
                  <text:list-item>
                    <text:p><text:span text:style-name="T5">If you are 100% sure that you need a cast for what you’re doing, then do something else instead</text:span></text:p>
                    <text:list>
                      <text:list-item>
                        <text:p><text:span text:style-name="T5">Solve all casting issues without casts.</text:span></text:p>
                      </text:list-item>
                      <text:list-item>
                        <text:p><text:span text:style-name="T5">Sometimes you gotta cast though</text:span></text:p>
                        <text:list>
                          <text:list-item>
                            <text:p><text:span text:style-name="T5">Nop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yp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ypos are a massive source of errors</text:p>
                <text:list>
                  <text:list-item>
                    <text:p>Leaving out a ; , ) ] } </text:p>
                  </text:list-item>
                  <text:list-item>
                    <text:p>Typing a name wrong</text:p>
                  </text:list-item>
                  <text:list-item>
                    <text:p>Typing the wrong name</text:p>
                    <text:list>
                      <text:list-item>
                        <text:p>Give your variables recognizable names!</text:p>
                        <text:list>
                          <text:list-header>
                            <text:p>if (k – i &gt; j ) a[i] = b[j-k]; // what?????</text:p>
                          </text:list-header>
                          <text:list-item>
                            <text:p>Happens a lot when grabbing code from the internet, books, professors. <text:s/>Make your code <text:span text:style-name="T1">self-documenting</text:span><text:span text:style-name="T2">.</text:span></text:p>
                            <text:p/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sistenc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ton of different errors can happen because you:</text:p>
                <text:list>
                  <text:list-item>
                    <text:p>Didn’t include a header</text:p>
                  </text:list-item>
                  <text:list-item>
                    <text:p>Didn’t compile with the needed source files</text:p>
                  </text:list-item>
                  <text:list-item>
                    <text:p>Call a function with the wrong arguments</text:p>
                  </text:list-item>
                  <text:list-item>
                    <text:p>Made a name typo</text:p>
                  </text:list-item>
                  <text:list-item>
                    <text:p>Don’t have a definition</text:p>
                  </text:list-item>
                  <text:list-item>
                    <text:p>Don’t have a declaration</text:p>
                  </text:list-item>
                  <text:list-item>
                    <text:p>And so on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sistenc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reading errors if you see any of these:</text:p>
                <text:list>
                  <text:list-header>
                    <text:p><text:span text:style-name="T6">“</text:span><text:span text:style-name="T6">implicit declaration”</text:span> <text:s text:c="40"/>// often a typo, or forgot to include a header (or declare in the header) </text:p>
                    <text:p><text:span text:style-name="T6">“</text:span><text:span text:style-name="T6">error: … not declared in this scope” </text:span><text:s text:c="15"/>// often a typo, or forgot to include a header (or declare in the header) </text:p>
                    <text:p><text:span text:style-name="T6">“</text:span><text:span text:style-name="T6">undefined reference” <text:s text:c="10"/></text:span><text:s text:c="27"/>// you’ve got the declaration but not the definition. <text:s/>Typo? <text:s/>Compiling (linking) the needed .cpp (.o) file?</text:p>
                    <text:p><text:span text:style-name="T6">“</text:span><text:span text:style-name="T6">multiple definition of” </text:span><text:s text:c="37"/>// exactly what it sounds like. <text:s/>You defined something, either a variable, or a function with the same signature, multiple times</text:p>
                    <text:p><text:span text:style-name="T6">“</text:span><text:span text:style-name="T6">redefinition of” </text:span><text:s text:c="46"/>// are you using include guards?</text:p>
                    <text:p><text:span text:style-name="T6">“</text:span><text:span text:style-name="T6">two few arguments” </text:span><text:s text:c="37"/>// you called the function with fewer arguments than you declared it with</text:p>
                    <text:p><text:span text:style-name="T6">“</text:span><text:span text:style-name="T6">error: cannot convert” </text:span><text:span text:style-name="T6"><text:tab/></text:span><text:tab/><text:tab/><text:tab/><text:tab/> <text:s text:c="32"/>// you used the wrong types in a function call or assignment</text:p>
                    <text:list>
                      <text:list-item>
                        <text:list>
                          <text:list-item>
                            <text:p>“no known conversion”</text:p>
                          </text:list-item>
                        </text:list>
                      </text:list-item>
                    </text:list>
                    <text:p><text:span text:style-name="T6">“</text:span><text:span text:style-name="T6">no matching...” <text:s text:c="3"/></text:span><text:s text:c="41"/>// did you call your function with wrong types or number of arguments?</text:p>
                    <text:p><text:span text:style-name="T6">“</text:span><text:span text:style-name="T6">conflicting types” <text:s/></text:span><text:s text:c="40"/>// do the <text:span text:style-name="T1">function signature</text:span><text:span text:style-name="T2"> in your declaration and definition match?</text:span></text:p>
                  </text:list-header>
                  <text:list-item>
                    <text:p>It’s probably a problem with consistency.</text:p>
                    <text:list>
                      <text:list-item>
                        <text:p>Check for typos</text:p>
                      </text:list-item>
                      <text:list-item>
                        <text:p>Check that you’re including the right header</text:p>
                      </text:list-item>
                      <text:list-item>
                        <text:p>Check that your header has include guards</text:p>
                        <text:list>
                          <text:list-header>
                            <text:p>#ifndef HEADER_NAME_H</text:p>
                            <text:p>#define HEADER_NAME_H</text:p>
                            <text:p>/* header code goes here */</text:p>
                            <text:p>#endif // HEADER_NAME_H</text:p>
                          </text:list-header>
                        </text:list>
                      </text:list-item>
                      <text:list-item>
                        <text:p>Check that you declaration and definition match</text:p>
                      </text:list-item>
                      <text:list-item>
                        <text:p>Check that you are calling the function with the right number and types of parameters</text:p>
                      </text:list-item>
                      <text:list-item>
                        <text:p>Check that the types on both side of an assignment match</text:p>
                      </text:list-item>
                      <text:list-item>
                        <text:p>Check that you are linking the needed source files toge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bugging Thought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is this happening now?????????</text:p>
                <text:list>
                  <text:list-item>
                    <text:p>The deadline is in two hours gosh darn it</text:p>
                  </text:list-item>
                  <text:list-item>
                    <text:p text:style-name="P3">I just want to sleep.</text:p>
                  </text:list-item>
                  <text:list-item>
                    <text:p>please kill me now</text:p>
                  </text:list-item>
                </text:list>
              </text:list-item>
              <text:list-item>
                <text:p>What happened?</text:p>
                <text:list>
                  <text:list-item>
                    <text:p>“it” isn’t working</text:p>
                  </text:list-item>
                </text:list>
              </text:list-item>
              <text:list-item>
                <text:p>Well what is “it”?</text:p>
                <text:list>
                  <text:list-item>
                    <text:p>What was supposed to happen?</text:p>
                  </text:list-item>
                  <text:list-item>
                    <text:p>Why did that happen instead?</text:p>
                  </text:list-item>
                  <text:list-item>
                    <text:p>Where did it happ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bugging Thought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went wrong</text:p>
                <text:list>
                  <text:list-header>
                    <text:p>versus</text:p>
                  </text:list-header>
                </text:list>
              </text:list-item>
              <text:list-item>
                <text:p>WHY did it go wrong</text:p>
                <text:list>
                  <text:list-header>
                    <text:p>versus</text:p>
                  </text:list-header>
                </text:list>
              </text:list-item>
              <text:list-item>
                <text:p>WHERE did it go wrong</text:p>
                <text:list>
                  <text:list-header>
                    <text:p>versus</text:p>
                  </text:list-header>
                </text:list>
              </text:list-item>
              <text:list-item>
                <text:p>What, where, and why WOULD it go wrong</text:p>
                <text:list>
                  <text:list-header>
                    <text:p>^^^^^ this ^^^^^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WOULD it break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wo ways to find source of a problem:</text:p>
                <text:list>
                  <text:list-item>
                    <text:p>Go step by step and figure out what happened</text:p>
                    <text:list>
                      <text:list-item>
                        <text:p>Bewildering. <text:s/>Doesn’t make sense unless you know why you wrote broken code, but if you knew why it was broken, then you wouldn’t have written it that way….</text:p>
                      </text:list-item>
                    </text:list>
                  </text:list-item>
                  <text:list-item>
                    <text:p>Ask yourself why it would go wrong and work backwards</text:p>
                    <text:list>
                      <text:list-item>
                        <text:p>“my problem is: &lt;this&gt; which could only happen if &lt;that&gt; , so why did &lt;that&gt;”</text:p>
                      </text:list-item>
                    </text:list>
                  </text:list-item>
                </text:list>
              </text:list-item>
              <text:list-item>
                <text:p>Or ask a rubber duck</text:p>
                <text:list>
                  <text:list-item>
                    <text:list>
                      <text:list-item>
                        <text:p>Talking through a problem helps. <text:s/>Having a rubber duck sitting next to you makes you look a little less crazy when talking to yourself</text:p>
                        <text:list>
                          <text:list-item>
                            <text:p>Also tricks your brain into helping remember stuff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 ask a person</text:p>
                <text:list>
                  <text:list-item>
                    <text:p>Very helpful</text:p>
                  </text:list-item>
                  <text:list-item>
                    <text:p>But now your talking about Rick and Morty and making plans for lunch and your code is still br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bugging Tools/Metho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t statements</text:p>
                <text:list>
                  <text:list-item>
                    <text:p>Honestly helpful, especially when writing code for the first time. But when debugging...</text:p>
                  </text:list-item>
                  <text:list-item>
                    <text:p>Everyone does it and knows they shouldn’t</text:p>
                    <text:list>
                      <text:list-header>
                        <text:p>cout &lt;&lt; “I got here” &gt;&gt; endl;</text:p>
                        <text:p>cout &lt;&lt; “Variable x is:” &lt;&lt; y</text:p>
                      </text:list-header>
                    </text:list>
                  </text:list-item>
                  <text:list-item>
                    <text:p>Problems:</text:p>
                    <text:list>
                      <text:list-item>
                        <text:p>Adding more code to broken code, shouldn’t we fix the broken part before adding more?</text:p>
                      </text:list-item>
                      <text:list-item>
                        <text:p>What if the print statement is broken?</text:p>
                      </text:list-item>
                      <text:list-item>
                        <text:p>Do we even know what we need to print?</text:p>
                        <text:list>
                          <text:list-item>
                            <text:p>lot’s of guess work, changing things, recompiling and running over and over and over again</text:p>
                          </text:list-item>
                        </text:list>
                      </text:list-item>
                      <text:list-item>
                        <text:p>Messy</text:p>
                      </text:list-item>
                      <text:list-item>
                        <text:p>Have to remove them la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bugging Tools/Methods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rint statements</text:p>
                <text:list>
                  <text:list-item>
                    <text:p>Anything you can do with a print statement you can do with a debugger</text:p>
                  </text:list-item>
                  <text:list-item>
                    <text:p>If you are going to be running a lot of code and want to track its progress, they do help. <text:s/>Consider using <text:span text:style-name="T4">debugging macros</text:span></text:p>
                    <text:p><text:span text:style-name="T4"/></text:p>
                    <text:list>
                      <text:list-header>
                        <text:p><text:span text:style-name="T5">#define DEBUG 0</text:span></text:p>
                        <text:p><text:span text:style-name="T5">/* some code … */</text:span></text:p>
                        <text:p><text:span text:style-name="T5">#if DEBUG</text:span></text:p>
                        <text:list>
                          <text:list-header>
                            <text:p><text:span text:style-name="T5">std::cout &lt;&lt; “Debugging is on!” &lt;&lt; std::endl;</text:span></text:p>
                          </text:list-header>
                        </text:list>
                        <text:p><text:span text:style-name="T5">#endif</text:span></text:p>
                        <text:p><text:span text:style-name="T5">/* more code … */</text:span></text:p>
                        <text:p><text:span text:style-name="T5"/></text:p>
                      </text:list-header>
                      <text:list-item>
                        <text:p><text:span text:style-name="T5">Let’s you setup different debugging cases</text:span></text:p>
                        <text:p><text:span text:style-name="T5"/></text:p>
                        <text:p><text:span text:style-name="T5">#define DEBUG 3</text:span></text:p>
                        <text:p><text:span text:style-name="T5">#if DEBUG &gt; 0</text:span></text:p>
                        <text:list>
                          <text:list-header>
                            <text:p><text:span text:style-name="T5">std::cout &lt;&lt; “Debugging is on! &lt;&lt; std::endl;</text:span></text:p>
                          </text:list-header>
                        </text:list>
                        <text:p><text:span text:style-name="T5">#endif</text:span></text:p>
                        <text:p><text:span text:style-name="T5">#if DEBUG == 1</text:span></text:p>
                        <text:list>
                          <text:list-header>
                            <text:p><text:span text:style-name="T5">std::cout &lt;&lt; “Debugging level one &lt;&lt; std::endl;</text:span></text:p>
                          </text:list-header>
                        </text:list>
                        <text:p><text:span text:style-name="T5">#elif DEBUG == 2</text:span></text:p>
                        <text:list>
                          <text:list-header>
                            <text:p><text:span text:style-name="T5">std::cout &lt;&lt; “Debugging level two &lt;&lt; std::endl;</text:span></text:p>
                          </text:list-header>
                        </text:list>
                        <text:p><text:span text:style-name="T5">#endif</text:span></text:p>
                        <text:p><text:span text:style-name="T5"/></text:p>
                      </text:list-item>
                    </text:list>
                    <text:p><text:span text:style-name="T5">Downsides:</text:span></text:p>
                    <text:list>
                      <text:list-item text:start-value="1">
                        <text:p><text:span text:style-name="T5">Macros are seen as archaic</text:span></text:p>
                      </text:list-item>
                      <text:list-item>
                        <text:p><text:span text:style-name="T5">Still adding code</text:span></text:p>
                      </text:list-item>
                    </text:list>
                    <text:p><text:span text:style-name="T5">Pluses:</text:span></text:p>
                    <text:list>
                      <text:list-item text:start-value="1">
                        <text:p><text:span text:style-name="T5">Can turn tons of debugging statements on and off easily</text:span></text:p>
                      </text:list-item>
                      <text:list-item>
                        <text:p><text:span text:style-name="T5">Can have cases, run code conditionally, and more…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 why use print statemen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cause we want to know if we get to a certain point in our program</text:p>
                <text:list>
                  <text:list-item>
                    <text:p>Just set a <text:span text:style-name="T1">break </text:span>point there</text:p>
                  </text:list-item>
                </text:list>
              </text:list-item>
              <text:list-item>
                <text:p>Because we want to know the value of a variable</text:p>
                <text:list>
                  <text:list-item>
                    <text:p>Just set a <text:span text:style-name="T1">watch</text:span><text:span text:style-name="T2"> on the variable</text:span></text:p>
                  </text:list-item>
                </text:list>
              </text:list-item>
              <text:list-item>
                <text:p><text:span text:style-name="T2">Because we want to evaluate something we otherwise wouldn’t</text:span></text:p>
                <text:list>
                  <text:list-item>
                    <text:p><text:span text:style-name="T2">Can watch that to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sing GD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DB is like a shell. <text:s/>You can tell it to run your program, but then you can control how your program is run, and inspect what’s happening.</text:p>
              </text:list-item>
              <text:list-item>
                <text:p>It’s on the command line: but it has a command line GUI! (x-curses)</text:p>
              </text:list-item>
              <text:list-item>
                <text:p>Using it is actually fairly easy </text:p>
                <text:list>
                  <text:list-item>
                    <text:p>(as easy as remembering command line commands ever is)</text:p>
                  </text:list-item>
                  <text:list-item>
                    <text:p>But gets easier when it’s integrated into your IDE</text:p>
                    <text:list>
                      <text:list-item>
                        <text:p>CLion </text:p>
                      </text:list-item>
                      <text:list-item>
                        <text:p>KDevelop</text:p>
                      </text:list-item>
                      <text:list-item>
                        <text:p>NetBeans</text:p>
                      </text:list-item>
                      <text:list-item>
                        <text:p>CodeLite</text:p>
                      </text:list-item>
                      <text:list-item>
                        <text:p>Eclipse CDT</text:p>
                      </text:list-item>
                      <text:list-item>
                        <text:p>Visual Stud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GDB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st we need to compile our code with debugging symbols.</text:p>
                <text:list>
                  <text:list-item>
                    <text:p>gcc -g <text:s/>... <text:s/>// e.g. gcc -g main.c</text:p>
                    <text:list>
                      <text:list-item>
                        <text:p>technically -g generates symbols for your system default debugger</text:p>
                      </text:list-item>
                      <text:list-item>
                        <text:p>Probably gdb, but if it’s not, -ggdb forces the symbols to be for gdb</text:p>
                      </text:list-item>
                    </text:list>
                  </text:list-item>
                </text:list>
              </text:list-item>
              <text:list-item>
                <text:p>Next we can do either:</text:p>
                <text:list>
                  <text:list-item>
                    <text:list>
                      <text:list-header>
                        <text:p>&gt; gdb</text:p>
                      </text:list-header>
                    </text:list>
                    <text:p>or</text:p>
                    <text:list>
                      <text:list-header>
                        <text:p>&gt; gdb &lt;program_name&gt; // e.g. gdb a.out</text:p>
                      </text:list-header>
                      <text:list-item>
                        <text:p>Either way gdb starts and you get a prompt: (gdb)</text:p>
                        <text:list>
                          <text:list-item>
                            <text:p>If you just did</text:p>
                            <text:list>
                              <text:list-header>
                                <text:p>&gt; gdb</text:p>
                              </text:list-header>
                            </text:list>
                          </text:list-item>
                          <text:list-item>
                            <text:p>Then you will do:</text:p>
                            <text:list>
                              <text:list-header>
                                <text:p>(gdb) file &lt;program_name&gt;</text:p>
                              </text:list-header>
                            </text:list>
                            <text:p>To load the fi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GDB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(gdb) Ctrl + x, a <text:s text:c="2"/>// that’s two separate commands.</text:p>
                    <text:list>
                      <text:list-item>
                        <text:p>We get a “gui” showing us our source code! <text:s/>Yay!</text:p>
                        <text:list>
                          <text:list-item>
                            <text:p>Or we didn’t because program isn’t running yet</text:p>
                          </text:list-item>
                        </text:list>
                      </text:list-item>
                    </text:list>
                    <text:p>(gdb) break main // break point on main</text:p>
                    <text:p>(gdb) run [arguments] // if your program takes argument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GDB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(gdb) break # <text:s text:c="32"/>// break on line number in the current source file</text:p>
                    <text:p>(gdb) break file.cpp:# <text:s text:c="19"/>// break on line number in file.cpp</text:p>
                    <text:p>(gdb) break &lt;function_name&gt; <text:s text:c="5"/>// break everytime &lt;function_name&gt; is called</text:p>
                    <text:p>(gdb) print &lt;expression&gt; <text:tab/><text:tab/><text:tab/> <text:s text:c="10"/>// the name of a variable or any expression</text:p>
                    <text:p>(gdb) info locals <text:tab/><text:tab/><text:tab/><text:tab/><text:tab/> <text:s text:c="24"/>// print values of local variables</text:p>
                    <text:p>(gdb) info args<text:tab/><text:tab/><text:tab/><text:tab/><text:tab/> <text:s text:c="25"/>// print arguments to current function</text:p>
                    <text:p/>
                    <text:p>NOTE: function/frame/context are all kind of the same thing, it’s about what’s on your <text:span text:style-name="T4">program stack</text:span></text:p>
                    <text:p>NOTE: the highlighted line is <text:span text:style-name="T7">about</text:span> to run</text:p>
                    <text:list>
                      <text:list-item>
                        <text:p>If you have a big conditional:</text:p>
                        <text:list>
                          <text:list-header>
                            <text:p>if ( condition_a || condition_b || condition_b )</text:p>
                          </text:list-header>
                          <text:list-item>
                            <text:p>It can be tricky to know why it evaluated true or false, especially when it’s complicated</text:p>
                          </text:list-item>
                        </text:list>
                      </text:list-item>
                    </text:list>
                    <text:p>(gdb) print condition_a</text:p>
                    <text:list>
                      <text:list-item text:start-value="1">
                        <text:p>Ex: (gdb) print (x &gt; y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GD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(gdb) continue<text:tab/> <text:s text:c="5"/><text:tab/><text:tab/><text:tab/><text:tab/>// continue running</text:p>
                <text:p>(gdb) finish<text:tab/> <text:s text:c="10"/><text:tab/><text:tab/><text:tab/><text:tab/><text:tab/>// run until the current function completes</text:p>
                <text:p>(gdb) until #<text:tab/><text:tab/><text:tab/> <text:s text:c="5"/><text:tab/><text:tab/><text:tab/> <text:s text:c="3"/>// run until line number</text:p>
                <text:p>(gdb) return &lt;value&gt;<text:tab/><text:tab/>// return the current function with &lt;value&gt;</text:p>
                <text:p>(gdb) jump # <text:s text:c="9"/><text:tab/><text:tab/><text:tab/><text:tab/><text:tab/><text:tab/>// jump to line number</text:p>
                <text:p>(gdb) where <text:s text:c="11"/>// show a stack trace, also (gdb) backtrace</text:p>
                <text:p>(gdb) step<text:tab/><text:tab/><text:tab/><text:tab/> <text:s text:c="10"/>// run the current line, shorthand: s, (step into)</text:p>
                <text:p>(gdb) next<text:tab/><text:tab/><text:tab/><text:tab/><text:tab/> <text:s text:c="10"/>// run the current line including a function (step over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GD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(gdb) watch &lt;expression&gt;</text:p>
                <text:list>
                  <text:list-header>
                    <text:p>Can “watch” a variable or any arbitrary expression and automatically break when it changes</text:p>
                  </text:list-header>
                  <text:list-item>
                    <text:p>Have to worry about scope. <text:s/>Can’t really watch variables that don’t exist. <text:s/>Need to have it available in the current <text:span text:style-name="T1">stack frame</text:span><text:span text:style-name="T2">.</text:span></text:p>
                  </text:list-item>
                  <text:list-item>
                    <text:p><text:span text:style-name="T2">Very powerful and useful but also kind of limited. <text:s/>Once a function returns it’s frame is popped off the stack and you don’t have the watch anymore :(</text:span></text:p>
                  </text:list-item>
                  <text:list-item>
                    <text:p><text:span text:style-name="T2">Combining watch points and break points helps overcome this.</text:span></text:p>
                  </text:list-item>
                  <text:list-item>
                    <text:p><text:span text:style-name="T2">Or use...</text:span></text:p>
                  </text:list-item>
                </text:list>
                <text:p><text:span text:style-name="T2">(gdb) display &lt;expression&gt;</text:span></text:p>
                <text:list>
                  <text:list-header>
                    <text:p><text:span text:style-name="T2">Can have an expression evaluated every time program breaks</text:span></text:p>
                  </text:list-header>
                  <text:list-item>
                    <text:p><text:span text:style-name="T2">Doesn’t automatically break when expression changes. <text:s/>Does display everytime program breaks</text:span></text:p>
                  </text:list-item>
                  <text:list-item>
                    <text:p><text:span text:style-name="T2">Can use on out of scope variables, e.g.</text:span></text:p>
                    <text:list>
                      <text:list-header>
                        <text:p><text:span text:style-name="T2">(gdb) display bubbleSort::i <text:s/>//works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GDB</text:p>
          </draw:text-box>
        </draw:frame>
        <draw:frame presentation:style-name="pr4" draw:layer="layout" svg:width="25.199cm" svg:height="11.465cm" svg:x="1.524cm" svg:y="3.257cm" presentation:class="outline" presentation:user-transformed="true">
          <draw:text-box>
            <text:list text:style-name="L2">
              <text:list-item>
                <text:p>And so much more!</text:p>
              </text:list-item>
              <text:list-item>
                <text:p>It’s super powerful, you can even write scripts for it, setup conditional stuff, all kinds of stuff.</text:p>
                <text:list>
                  <text:list-item>
                    <text:p>In a working environment there might be some really complicated development stuff setup that gdb can leverage</text:p>
                  </text:list-item>
                </text:list>
              </text:list-item>
              <text:list-item>
                <text:p>One of those things that you could specialize in</text:p>
              </text:list-item>
              <text:list-item>
                <text:p>But there’s so many things to do</text:p>
                <text:list>
                  <text:list-item>
                    <text:p>Writing code</text:p>
                  </text:list-item>
                  <text:list-item>
                    <text:p>Version Control</text:p>
                  </text:list-item>
                  <text:list-item>
                    <text:p>Debugging</text:p>
                  </text:list-item>
                  <text:list-item>
                    <text:p>Building</text:p>
                  </text:list-item>
                  <text:list-item>
                    <text:p>Linting (fixing up spaces and formatting etc.)</text:p>
                  </text:list-item>
                  <text:list-item>
                    <text:p>And so much more!</text:p>
                  </text:list-item>
                </text:list>
              </text:list-item>
              <text:list-item>
                <text:p>Can’t be an expert in all of these</text:p>
              </text:list-item>
              <text:list-item>
                <text:p>Don’t want to have to learn a tool when it’s time to use the tool</text:p>
                <text:list>
                  <text:list-item>
                    <text:p>Learn it first: <text:s/>debug working code!</text:p>
                  </text:list-item>
                </text:list>
              </text:list-item>
              <text:list-item>
                <text:p>Command line is awesome and powerful but that’s a lot of stuff to memorize</text:p>
                <text:list>
                  <text:list-item>
                    <text:p>Especially if you’re only going to use one or two commands.</text:p>
                    <text:list>
                      <text:list-item>
                        <text:p>For example, git is super powerful, especially on the command line, but most people just:</text:p>
                        <text:list>
                          <text:list-header>
                            <text:p>git clone</text:p>
                            <text:p>git add</text:p>
                            <text:p>git commit</text:p>
                            <text:p>git push</text:p>
                            <text:p>git pull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hat’s what an IDE is for: Integrated Development Environment</text:span></text:p>
                <text:list>
                  <text:list-item>
                    <text:p><text:span text:style-name="T6">Turns arcane command line magic into button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Free for students: <text:s/>jetbrains.com</text:p>
                  </text:list-item>
                  <text:list-item>
                    <text:p>Can do other languages too (most IDE’s have plugins for other languages)</text:p>
                  </text:list-item>
                  <text:list-item>
                    <text:p>They also make IDE’s for other languages:</text:p>
                    <text:list>
                      <text:list-item>
                        <text:p>IntelliJ – Java</text:p>
                      </text:list-item>
                      <text:list-item>
                        <text:p>PyCharm – Python</text:p>
                      </text:list-item>
                      <text:list-item>
                        <text:p>RubyMine – Ruby</text:p>
                      </text:list-item>
                      <text:list-item>
                        <text:p>Android Studio – Kotlin, ADB, etc. (official Google collaboration)</text:p>
                      </text:list-item>
                      <text:list-item>
                        <text:p>They all look very similar, so the buttons I show you in CLion will be similar there</text:p>
                      </text:list-item>
                    </text:list>
                  </text:list-item>
                  <text:list-item>
                    <text:p>I swear I’m not a corporate shill!</text:p>
                  </text:list-item>
                  <text:list-item>
                    <text:p>What about Eclipse, Visual Studio, etc.</text:p>
                    <text:list>
                      <text:list-item>
                        <text:p>BIG DIFFERENCE</text:p>
                      </text:list-item>
                      <text:list-item>
                        <text:p>Jetbrains products WORK when you install them and tell you what’s wrong and how to fix it when they don’t</text:p>
                      </text:list-item>
                      <text:list-item>
                        <text:p>FOSS is GOOD, Eclipse is BAD</text:p>
                        <text:list>
                          <text:list-item>
                            <text:p>Just my opinion</text:p>
                            <text:list>
                              <text:list-item>
                                <text:p>Also I’m righ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on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Code editor with fancy tools (completion, refactoring, jump to definition/declaration, etc.)</text:p>
              </text:list-item>
              <text:list-item>
                <text:p>Build system (Cmake)</text:p>
              </text:list-item>
              <text:list-item>
                <text:p>Debugging – uses GDB! (or LLDB, your choice)</text:p>
              </text:list-item>
              <text:list-item>
                <text:p>Version Control (git, vcs, svn)</text:p>
                <text:list>
                  <text:list-item>
                    <text:p>Github integration : saves your API token (or username/pass)</text:p>
                  </text:list-item>
                </text:list>
              </text:list-item>
              <text:list-item>
                <text:p>Linting</text:p>
                <text:list>
                  <text:list-item>
                    <text:p>Set code formatting styles and it will reformat your code according to that style</text:p>
                  </text:list-item>
                </text:list>
              </text:list-item>
              <text:list-item>
                <text:p>Constantly testing your code as you write it (most IDE’s do this)</text:p>
                <text:list>
                  <text:list-item>
                    <text:p><text:span text:style-name="T6">FINDS ERRORS AND TELLS YOU ABOUT THEM AND POTENTIAL FIXES AS YOU TYPE THEM</text:span></text:p>
                  </text:list-item>
                  <text:list-item>
                    <text:p><text:span text:style-name="T8">Stop debugging ERRORS, start debugging PROBLEMS</text:span></text:p>
                  </text:list-item>
                </text:list>
              </text:list-item>
              <text:list-item>
                <text:p><text:span text:style-name="T8">Workflow for students:</text:span></text:p>
                <text:list>
                  <text:list-header>
                    <text:p><text:span text:style-name="T8">while (project != finished) {</text:span></text:p>
                    <text:list>
                      <text:list-header>
                        <text:p><text:span text:style-name="T8">while (feature != implemented {</text:span></text:p>
                        <text:list>
                          <text:list-header>
                            <text:p><text:span text:style-name="T8">Write code;</text:span></text:p>
                            <text:p><text:span text:style-name="T8">test code;</text:span></text:p>
                            <text:p><text:span text:style-name="T8">if (code works) {</text:span></text:p>
                            <text:list>
                              <text:list-header>
                                <text:p><text:span text:style-name="T8">integrate feature into project;</text:span></text:p>
                                <text:p><text:span text:style-name="T8">implemented = true;</text:span></text:p>
                              </text:list-header>
                            </text:list>
                            <text:p><text:span text:style-name="T8">}</text:span></text:p>
                          </text:list-header>
                        </text:list>
                        <text:p><text:span text:style-name="T8">}</text:span></text:p>
                        <text:p><text:span text:style-name="T8">Push code to github;</text:span></text:p>
                        <text:p><text:span text:style-name="T8">Log onto delmar (or hoare);</text:span></text:p>
                        <text:p><text:span text:style-name="T8">Pull code from github;</text:span></text:p>
                        <text:p><text:span text:style-name="T8">Test code on delmar (or hoare)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IMPORTANT: if working with system calls you’ll want to spend more time on delmar/hoare. <text:s/>Also get your delmar/hoare makefile working at beginning</text:span></text:p>
                        <text:p><text:span text:style-name="T8">if (project works on delmar (or hoare) finished = true;</text:span></text:p>
                      </text:list-header>
                    </text:list>
                    <text:p><text:span text:style-name="T8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bugging with CLion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Just like debugging with GDB</text:p>
              </text:list-item>
              <text:list-item>
                <text:p>But there’s buttons!</text:p>
              </text:list-item>
              <text:list-item>
                <text:p>A few important differences:</text:p>
                <text:list>
                  <text:list-item>
                    <text:p>display is called “watches” (watch is called watch point)</text:p>
                  </text:list-item>
                  <text:list-item>
                    <text:p>“step” is called “step into” <text:s text:c="2"/>// typical of IDE’s</text:p>
                  </text:list-item>
                  <text:list-item>
                    <text:p>“next” is called “step over” <text:s/>// typical of IDE’s</text:p>
                  </text:list-item>
                  <text:list-item>
                    <text:p>“finish” is called “step out” <text:s/>// typical of IDE’s</text:p>
                  </text:list-item>
                  <text:list-item>
                    <text:p>Run to cursor …. like “until”</text:p>
                  </text:list-item>
                  <text:list-item>
                    <text:p>More helpful bits that apply to working in a GUI…</text:p>
                  </text:list-item>
                  <text:list-item>
                    <text:p>Not all GDB functionality is there as a button, but the GDB console is available</text:p>
                  </text:list-item>
                </text:list>
              </text:list-item>
              <text:list-item>
                <text:p>Variable values show up in your code area too</text:p>
              </text:list-item>
              <text:list-item>
                <text:p>Sometimes you can’t expand out complex pointer structures and might need to use the GDB Console to explicitly dereference what you’re looking at.</text:p>
                <text:list>
                  <text:list-item>
                    <text:p><text:span text:style-name="T1">Someti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2:31:29.202222641</meta:creation-date>
    <meta:editing-duration>PT1H11M36S</meta:editing-duration>
    <meta:editing-cycles>7</meta:editing-cycles>
    <meta:generator>LibreOffice/6.0.7.3$Linux_X86_64 LibreOffice_project/00m0$Build-3</meta:generator>
    <dc:date>2019-09-18T11:37:51.720645918</dc:date>
    <meta:document-statistic meta:object-count="141"/>
  </office:meta>
</office:document-meta>
</file>